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raffian Supermultiplier readings</text:title></text:p>
      <text:p text:style-name="OrgTitle"/>
      <text:p text:style-name="OrgSubtitle"><text:initial-creator>Gabriel Petrini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50563e">1. Simulation</text:a></text:p>
          <text:p text:style-name="Contents_20_2"><text:a xlink:type="simple" xlink:href="#orgc4c4584">1.1. cite:fazzaridemandled2020 -     citetitle*:fazzaridemandled2020</text:a></text:p>
          <text:p text:style-name="Contents_20_1"><text:a xlink:type="simple" xlink:href="#org6da79f1">2. Theoretical <text:span text:style-name="OrgTags">[<text:span text:style-name="OrgTag">Theoretical</text:span>]</text:span></text:a></text:p>
          <text:p text:style-name="Contents_20_1"><text:a xlink:type="simple" xlink:href="#org1c140ba">References</text:a></text:p>
        </text:index-body>
      </text:table-of-content>
      <text:h text:style-name="Heading_20_1" text:outline-level="1" text:is-list-header="false">
<text:bookmark-start text:name="OrgXref.orge50563e"/>
<text:bookmark text:name="orge50563e"/>Simulation
<text:bookmark-end text:name="OrgXref.orge50563e"/></text:h>
      <text:h text:style-name="Heading_20_2" text:outline-level="2" text:is-list-header="false">
<text:bookmark-start text:name="OrgXref.orgc4c4584"/>
<text:bookmark text:name="orgc4c4584"/>[fazzaridemandled2020] -     [fazzaridemandled2020]
<text:bookmark-end text:name="OrgXref.orgc4c4584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" table:number-columns-spanned="31">
                <text:p text:style-name="OrgTableHeadingLeft"><text:span text:style-name="Bold">Background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41">
                <text:p text:style-name="OrgTableHeadingLeft">Heterodox growth models usually does not pay attention to supply-demand int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31">
                <text:p text:style-name="OrgTableHeadingLeft"><text:span text:style-name="Bold">Supporting Idea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41">
                <text:p text:style-name="OrgTableHeadingLeft">Some usual simplifying hypothesis may not be reasonable in developed (mature) countries. Supply side factos should be included into the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31">
                <text:p text:style-name="OrgTableHeadingLeft"><text:span text:style-name="Bold">Contribu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41">
                <text:p text:style-name="OrgTableHeadingLeft">Links supply side factos (<text:span text:style-name="Emphasis">i.e.</text:span> labour supply and productivity) to demand-led growth mode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31">
                <text:p text:style-name="OrgTableHeadingLeft"><text:span text:style-name="Bold">Relevanc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41">
                <text:p text:style-name="OrgTableHeadingLeft">Calibrates data that can be used for other simulations (my own for instance). Presentes some really interesting figures to show model dynamics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31">
                <text:p text:style-name="OrgTableHeadingLeft"><text:span text:style-name="Bold">Metho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41">
                <text:p text:style-name="OrgTableHeadingLeft">Simulation calibrated by real US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31">
                <text:p text:style-name="OrgTableHeadingLeft"><text:span text:style-name="Bold">Resul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41">
                <text:p text:style-name="OrgTableHeadingLeft">Demand leads supply even when growth is near of full capacity/employment. Autonomous expenditure generates different path along with supply converges. Supply only constrains growth, but not its trajectory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31">
                <text:p text:style-name="OrgTableHeadingLeft"><text:span text:style-name="Bold">Interesting Finding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41">
                <text:p text:style-name="OrgTableHeadingLeft">Model is related to "Secular Stagnation" discussion. Points out that a shift in income distribution could generates higher growth rates if it is associated with changes in capitalists consumption. Demand-side austeriy programs would decrease supply growth rate, so "output gap" seems to desapear, but is a result of slower growth rate (and lower supply response)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31">
                <text:p text:style-name="OrgTableHeadingLeft"><text:span text:style-name="Bold">Critic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41">
                <text:p text:style-name="OrgTableHeadingLeft">Authors coud discuss in more details the economic meaning of supply side equations (5, 6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 table:number-columns-spanned="31">
                <text:p text:style-name="OrgTableHeadingLeft"><text:span text:style-name="Bold">Uncategorized stuff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41">
                <text:p text:style-name="OrgTableHeadingLeft">Differently from others SSM models, <text:span text:style-name="OrgCode">\textcite{fazzaridemandled2020}</text:span> presents the model in terms of desired capital-output ratio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</table:table>
      </text:section>
      <text:h text:style-name="Heading_20_1" text:outline-level="1" text:is-list-header="false">
<text:bookmark-start text:name="OrgXref.org6da79f1"/>
<text:bookmark text:name="org6da79f1"/>Theoretical<text:tab/><text:span text:style-name="OrgTags">[<text:span text:style-name="OrgTag">Theoretical</text:span>]</text:span>
<text:bookmark-end text:name="OrgXref.org6da79f1"/></text:h>
      <text:h text:style-name="Heading_20_1_unnumbered" text:outline-level="1" text:is-list-header="true">
<text:bookmark-start text:name="OrgXref.org1c140ba"/>
<text:bookmark text:name="org1c140ba"/>References
<text:bookmark-end text:name="OrgXref.org1c140ba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abriel Petrini</dc:creator>
    <meta:initial-creator>Gabriel Petrini</meta:initial-creator>
    <dc:date>2020-08-02T15:39:03</dc:date>
    <meta:creation-date>2020-08-02T15:39:03</meta:creation-date>
    <meta:generator>Emacs 26.3 (Org mode 9.3.7)</meta:generator>
    <meta:keyword/>
    <dc:subject/>
    <dc:title>Sraffian Supermultiplier readings</dc:title>
  </office:meta>
</office:document-meta>
</file>